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ELECT</text:p>
      <text:p text:style-name="Standard">e.id, u.nome as 'usuario', l.titulo as 'livro', e.data_retirada as 'data de retirada', e.data_entrega as 'data de entrega' FROM emprestimos e JOIN usuarios u ON e.usuario_id=</text:p>
      <text:p text:style-name="Standard">u.id</text:p>
      <text:p text:style-name="Standard">JOIN livros l ON e.livro_id=</text:p>
      <text:p text:style-name="Standard">l.id</text:p>
      <text:p text:style-name="Standard">ORDER BY</text:p>
      <text:p text:style-name="Standard">e.id</text:p>
      <text:p text:style-name="Standard">ASC;</text:p>
      <text:p text:style-name="Standard"/>
      <text:p text:style-name="Standard">select * from emprestimos;</text:p>
      <text:p text:style-name="Standard">select * from livros;</text:p>
      <text:p text:style-name="Standard">select * from usuarios;</text:p>
      <text:p text:style-name="Standard"/>
      <text:p text:style-name="Standard">SELECT</text:p>
      <text:p text:style-name="Standard"><text:tab/>e.id, </text:p>
      <text:p text:style-name="Standard"><text:tab/>u.nome as 'usuario', </text:p>
      <text:p text:style-name="Standard"><text:tab/>l.titulo as 'livro', </text:p>
      <text:p text:style-name="Standard"><text:tab/>e.data_retirada as 'data de retirada', </text:p>
      <text:p text:style-name="Standard"><text:tab/>e.data_entrega as 'data de entrega' </text:p>
      <text:p text:style-name="Standard">FROM </text:p>
      <text:p text:style-name="Standard"><text:tab/>emprestimos e </text:p>
      <text:p text:style-name="Standard"><text:tab/>JOIN usuarios u ON e.usuario_id = u.id</text:p>
      <text:p text:style-name="Standard"><text:tab/>JOIN livros l ON e.livro_id = l.id</text:p>
      <text:p text:style-name="Standard">WHERE</text:p>
      <text:p text:style-name="Standard"><text:tab/>nome = 'Victor'</text:p>
      <text:p text:style-name="Standard">ORDER BY e.id ASC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7T19:40:03.031374845</meta:creation-date>
    <dc:date>2020-06-17T19:40:36.374198287</dc:date>
    <meta:editing-duration>PT38S</meta:editing-duration>
    <meta:editing-cycles>1</meta:editing-cycles>
    <meta:generator>LibreOffice/6.4.3.2$Linux_X86_64 LibreOffice_project/40$Build-2</meta:generator>
    <meta:document-statistic meta:table-count="0" meta:image-count="0" meta:object-count="0" meta:page-count="1" meta:paragraph-count="24" meta:word-count="92" meta:character-count="569" meta:non-whitespace-character-count="485"/>
  </office:meta>
</office:document-meta>
</file>